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rame_20_contents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-content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-content" fo:padding="0mm" fo:border="none" style:shadow="none" draw:shadow-opacity="100%"/>
    </style:style>
    <style:style style:name="fr3" style:family="graphic" style:parent-style-name="Frame">
      <style:graphic-properties style:vertical-pos="from-top" style:vertical-rel="paragraph-content" style:horizontal-pos="from-left" style:horizontal-rel="paragraph-content" fo:padding="1.52mm" fo:border="0.51pt dashed #000000" style:shadow="none" draw:shadow-opacity="100%"/>
    </style:style>
    <style:style style:name="fr4" style:family="graphic" style:parent-style-name="Frame">
      <style:graphic-properties style:vertical-pos="from-top" style:vertical-rel="paragraph-content" style:horizontal-pos="from-left" style:horizontal-rel="paragraph-content" fo:padding="0m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m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Frame1" text:anchor-type="paragraph" svg:x="0mm" svg:y="6.76mm" svg:width="182.69mm" draw:z-index="0">
     <draw:text-box fo:min-height="254.48mm">
      <text:p text:style-name="Frame_20_contents"/>
     </draw:text-box>
    </draw:frame><draw:frame draw:style-name="fr4" draw:name="Frame2" text:anchor-type="paragraph" svg:x="0mm" svg:y="119.89mm" svg:width="170mm" draw:z-index="1">
     <draw:text-box fo:min-height="45.6mm">
      <text:p text:style-name="Frame_20_contents"><draw:frame draw:style-name="fr4" draw:name="Frame3" text:anchor-type="paragraph" svg:x="15.65mm" svg:y="4.5mm" svg:width="28.2mm" draw:z-index="2">
        <draw:text-box fo:min-height="36.6mm">
         <text:p text:style-name="Frame_20_contents"><draw:frame draw:style-name="fr3" draw:name="Frame4" text:anchor-type="paragraph" svg:x="2.35mm" svg:y="0mm" svg:width="23.5mm" svg:height="30.5mm" draw:z-index="3">
           <draw:text-box>
            <text:p text:style-name="P2"><draw:frame draw:style-name="fr2" draw:name="Frame6" text:anchor-type="paragraph" svg:width="17.62mm" svg:height="22.88mm" draw:z-index="5">
              <draw:text-box>
               <text:p text:style-name="Frame_20_contents"><text:s/></text:p>
              </draw:text-box>
             </draw:frame><draw:frame draw:style-name="fr1" draw:name="Frame7" text:anchor-type="paragraph" svg:y="22.88mm" svg:width="18.8mm" svg:height="0.41mm" draw:z-index="6">
              <draw:text-box>
               <text:p text:style-name="P2"/>
              </draw:text-box>
             </draw:frame><text:s text:c="2"/></text:p>
           </draw:text-box>
          </draw:frame><draw:frame draw:style-name="fr1" draw:name="Frame5" text:anchor-type="paragraph" svg:y="30.5mm" svg:width="23.5mm" svg:height="0.41mm" draw:z-index="4">
           <draw:text-box>
            <text:p text:style-name="P3">Hanukkah 2018 </text:p>
           </draw:text-box>
          </draw:frame><text:s text:c="2"/></text:p>
        </draw:text-box>
       </draw:frame><draw:frame draw:style-name="fr4" draw:name="Frame8" text:anchor-type="paragraph" svg:x="59.5mm" svg:y="4.5mm" svg:width="28.2mm" draw:z-index="7">
        <draw:text-box fo:min-height="36.6mm">
         <text:p text:style-name="Frame_20_contents"><draw:frame draw:style-name="fr3" draw:name="Frame9" text:anchor-type="paragraph" svg:x="2.35mm" svg:y="0mm" svg:width="23.5mm" svg:height="30.5mm" draw:z-index="8">
           <draw:text-box>
            <text:p text:style-name="P2"><draw:frame draw:style-name="fr2" draw:name="Frame11" text:anchor-type="paragraph" svg:width="17.62mm" svg:height="22.88mm" draw:z-index="10">
              <draw:text-box>
               <text:p text:style-name="Frame_20_contents"><text:s/></text:p>
              </draw:text-box>
             </draw:frame><draw:frame draw:style-name="fr1" draw:name="Frame12" text:anchor-type="paragraph" svg:y="22.88mm" svg:width="18.8mm" svg:height="0.41mm" draw:z-index="11">
              <draw:text-box>
               <text:p text:style-name="P2"/>
              </draw:text-box>
             </draw:frame><text:s text:c="2"/></text:p>
           </draw:text-box>
          </draw:frame><draw:frame draw:style-name="fr1" draw:name="Frame10" text:anchor-type="paragraph" svg:y="30.5mm" svg:width="23.5mm" svg:height="0.41mm" draw:z-index="9">
           <draw:text-box>
            <text:p text:style-name="P3">Love : Hearts Blossom </text:p>
           </draw:text-box>
          </draw:frame><text:s text:c="2"/></text:p>
        </draw:text-box>
       </draw:frame><draw:frame draw:style-name="fr4" draw:name="Frame13" text:anchor-type="paragraph" svg:x="103.35mm" svg:y="7.8mm" svg:width="48mm" draw:z-index="12">
        <draw:text-box fo:min-height="30mm">
         <text:p text:style-name="Frame_20_contents"><draw:frame draw:style-name="fr3" draw:name="Frame14" text:anchor-type="paragraph" svg:x="4mm" svg:y="0mm" svg:width="40.01mm" svg:height="24.99mm" draw:z-index="13">
           <draw:text-box>
            <text:p text:style-name="P2"><draw:frame draw:style-name="fr2" draw:name="Frame16" text:anchor-type="paragraph" svg:width="30mm" svg:height="18.75mm" draw:z-index="15">
              <draw:text-box>
               <text:p text:style-name="Frame_20_contents"><text:s/></text:p>
              </draw:text-box>
             </draw:frame><draw:frame draw:style-name="fr1" draw:name="Frame17" text:anchor-type="paragraph" svg:y="18.75mm" svg:width="32mm" svg:height="0.41mm" draw:z-index="16">
              <draw:text-box>
               <text:p text:style-name="P2"/>
              </draw:text-box>
             </draw:frame><text:s text:c="2"/></text:p>
           </draw:text-box>
          </draw:frame><draw:frame draw:style-name="fr1" draw:name="Frame15" text:anchor-type="paragraph" svg:y="24.99mm" svg:width="40.01mm" svg:height="0.41mm" draw:z-index="14">
           <draw:text-box>
            <text:p text:style-name="P3">Year of The Pig 2019 </text:p>
           </draw:text-box>
          </draw:frame><text:s text:c="2"/></text:p>
        </draw:text-box>
       </draw:frame><text:s text:c="3"/></text:p>
     </draw:text-box>
    </draw:frame><text:s text:c="2"/></text:p>
      <text:p text:style-name="P1"><draw:frame draw:style-name="fr5" draw:name="Frame18" text:anchor-type="paragraph" svg:x="0mm" svg:y="57.04mm" svg:width="184.17mm" draw:z-index="17">
     <draw:text-box fo:min-height="201.26mm">
      <text:p text:style-name="Frame_20_contents"/>
     </draw:text-box>
    </draw:frame><draw:frame draw:style-name="fr4" draw:name="Frame19" text:anchor-type="paragraph" svg:x="0mm" svg:y="114.19mm" svg:width="170mm" draw:z-index="18">
     <draw:text-box fo:min-height="56.99mm">
      <text:p text:style-name="Frame_20_contents"><draw:frame draw:style-name="fr4" draw:name="Frame20" text:anchor-type="paragraph" svg:x="36.27mm" svg:y="4.5mm" svg:width="30mm" draw:z-index="19">
        <draw:text-box fo:min-height="48mm">
         <text:p text:style-name="Frame_20_contents"><draw:frame draw:style-name="fr3" draw:name="Frame21" text:anchor-type="paragraph" svg:x="2.5mm" svg:y="0mm" svg:width="24.99mm" svg:height="40.01mm" draw:z-index="20">
           <draw:text-box>
            <text:p text:style-name="P2"><draw:frame draw:style-name="fr2" draw:name="Frame23" text:anchor-type="paragraph" svg:width="18.75mm" svg:height="30mm" draw:z-index="22">
              <draw:text-box>
               <text:p text:style-name="Frame_20_contents"><text:s/></text:p>
              </draw:text-box>
             </draw:frame><draw:frame draw:style-name="fr1" draw:name="Frame24" text:anchor-type="paragraph" svg:y="30mm" svg:width="20mm" svg:height="0.41mm" draw:z-index="23">
              <draw:text-box>
               <text:p text:style-name="P2"/>
              </draw:text-box>
             </draw:frame><text:s text:c="2"/></text:p>
           </draw:text-box>
          </draw:frame><draw:frame draw:style-name="fr1" draw:name="Frame22" text:anchor-type="paragraph" svg:y="40.01mm" svg:width="24.99mm" svg:height="0.41mm" draw:z-index="21">
           <draw:text-box>
            <text:p text:style-name="P3">Gregory Hines, American Actor </text:p>
           </draw:text-box>
          </draw:frame><text:s text:c="2"/></text:p>
        </draw:text-box>
       </draw:frame><draw:frame draw:style-name="fr4" draw:name="Frame25" text:anchor-type="paragraph" svg:x="102.53mm" svg:y="10.2mm" svg:width="28.2mm" draw:z-index="24">
        <draw:text-box fo:min-height="36.6mm">
         <text:p text:style-name="Frame_20_contents"><draw:frame draw:style-name="fr3" draw:name="Frame26" text:anchor-type="paragraph" svg:x="2.35mm" svg:y="0mm" svg:width="23.5mm" svg:height="30.5mm" draw:z-index="25">
           <draw:text-box>
            <text:p text:style-name="P2"><draw:frame draw:style-name="fr2" draw:name="Frame28" text:anchor-type="paragraph" svg:width="17.62mm" svg:height="22.88mm" draw:z-index="27">
              <draw:text-box>
               <text:p text:style-name="Frame_20_contents"><text:s/></text:p>
              </draw:text-box>
             </draw:frame><draw:frame draw:style-name="fr1" draw:name="Frame29" text:anchor-type="paragraph" svg:y="22.88mm" svg:width="18.8mm" svg:height="0.41mm" draw:z-index="28">
              <draw:text-box>
               <text:p text:style-name="P2"/>
              </draw:text-box>
             </draw:frame><text:s text:c="2"/></text:p>
           </draw:text-box>
          </draw:frame><draw:frame draw:style-name="fr1" draw:name="Frame27" text:anchor-type="paragraph" svg:y="30.5mm" svg:width="23.5mm" svg:height="0.41mm" draw:z-index="26">
           <draw:text-box>
            <text:p text:style-name="P3">Kwanzaa 2018 </text:p>
           </draw:text-box>
          </draw:frame><text:s text:c="2"/></text:p>
        </draw:text-box>
       </draw:frame><text:s text:c="2"/></text:p>
     </draw:text-box>
    </draw:frame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mm" svg:y="0mm" fo:margin-left="0mm" fo:margin-right="0mm" fo:margin-top="0mm" fo:margin-bottom="0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7.62mm" fo:margin-bottom="7.62mm" fo:margin-left="20.32mm" fo:margin-right="7.62mm" fo:border="2.61pt double #000000" style:border-line-width="0.02mm 0.88mm 0.02mm" fo:padding="0.5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Eddie Monroe</meta:initial-creator>
    <meta:creation-date>2022-02-17T11:46:24</meta:creation-date>
    <dc:date>2022-05-03T16:04:56.944686700</dc:date>
    <meta:editing-duration>PT40M23S</meta:editing-duration>
    <meta:editing-cycles>2</meta:editing-cycles>
    <meta:generator>LibreOffice/7.3.0.3$Linux_X86_64 LibreOffice_project/30$Build-3</meta:generator>
    <meta:document-statistic meta:table-count="0" meta:image-count="0" meta:object-count="0" meta:page-count="2" meta:paragraph-count="24" meta:word-count="17" meta:character-count="134" meta:non-whitespace-character-count="83"/>
  </office:meta>
</office:document-meta>
</file>